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_33_DUO_5f_Overskrift">
      <style:text-properties officeooo:paragraph-rsid="001b53c0"/>
    </style:style>
    <style:style style:name="P2" style:family="paragraph" style:parent-style-name="Brodtekst">
      <style:text-properties fo:language="nb" fo:country="NO" officeooo:rsid="004b2a18" officeooo:paragraph-rsid="001b53c0"/>
    </style:style>
    <style:style style:name="P3" style:family="paragraph" style:parent-style-name="Brodtekst">
      <style:text-properties officeooo:paragraph-rsid="001b53c0"/>
    </style:style>
    <style:style style:name="T1" style:family="text">
      <style:text-properties fo:font-style="normal" style:font-style-asian="normal" style:language-complex="ar" style:country-complex="SA" style:font-style-complex="normal"/>
    </style:style>
    <style:style style:name="T2" style:family="text">
      <style:text-properties fo:language="nb" fo:country="NO" style:language-complex="ar" style:country-complex="SA"/>
    </style:style>
    <style:style style:name="T3" style:family="text">
      <style:text-properties fo:language="nb" fo:country="NO" fo:font-style="italic" style:font-style-asian="italic" style:language-complex="ar" style:country-complex="SA" style:font-style-complex="italic"/>
    </style:style>
    <style:style style:name="T4" style:family="text">
      <style:text-properties fo:language="nb" fo:country="NO" fo:font-style="normal" style:font-style-asian="normal" style:language-complex="ar" style:country-complex="SA" style:font-style-complex="normal"/>
    </style:style>
    <style:style style:name="T5" style:family="text">
      <style:text-properties fo:language="nb" fo:country="NO" fo:font-style="normal" fo:font-weight="bold" style:font-style-asian="normal" style:font-weight-asian="bold" style:language-complex="ar" style:country-complex="SA" style:font-style-complex="normal" style:font-weight-complex="bold"/>
    </style:style>
    <style:style style:name="T6" style:family="text">
      <style:text-properties fo:language="nb" fo:country="NO" fo:font-style="normal" fo:font-weight="normal" style:font-style-asian="normal" style:font-weight-asian="normal" style:language-complex="ar" style:country-complex="SA"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Oslo edtech cluster presentasjon</text:h>
      <text:p text:style-name="P3"><text:span text:style-name="T2">Foran en full sal på baren på campus til høyskolen i oslo og akershus står leder for Oslo edtech-cluster og snakker til lærerstudentene om fremtiden til norsk utdanningsteknologi, eller edtech (education technology). Mye penger brukes på utdanningsmiddler, men kun en brøkdel på digitale ressurser. Dette er forventet å øke betraktelig. Denne fremstillingen av de materielle endringene som er på gang innen utdanning minner litt om den velkjente Ted-talk videon til Sir.. hvor han starter med å si at alle verdens land jobber med en reform av utdanningssystemet deres. Denne talen er velkjent fordi den på en så effektiv måte viser hvordan skolens materialiteter er basert på et fabrikk-system, der man grupperer barn etter produksjonsdata istedenfor interesser, evner eller andre former for kompatibilitet. Igjen ligner dette argumentet på den sterke kritikken av utdanningens som prosess fra produsenter av nye teknologiske løsninger, der det med stor sikkerhet påpekes at skolen er ’broken’. Hege sin presentasjon tar likevel en annen retning. Hun sier at man i Norge er godt egnet til å spille en verdensledende rolle innen denne forandringen, fordi man vet mye om ’Ed’-siden av edtech. Altså referer hun til utdannings-forskningen i Norge, og dens evne til å forme ’tech’ siden av ligningen. </text:span></text:p>
      <text:p text:style-name="P3"><text:span text:style-name="T2">Lederen for ’clusteret’ hadde ingen ledende rolle i noen av virksomhetene i nettverket, men hun har likevel et ansvar for at folk rundt om kring i verden skal assosiere Norsk utdanningsteknologi med høy kvalitet. Representanter fra to firma i nettverket er med, den ene en grunder og den andre en tidligere lærer. Læreren jobber med å fremvise kapasiteten i en teknologi som tilpasser matteoppgaver til andre lærere, i et marked. Et marked som både åpner opp muligheter for lærere i klasserommet og lærere som, slik som han, ønsker å bruke sin profesjonelle kompetanse i annet arbeid. Regjeringen har i sin siste stortingsmelding også lagt vekt på hvilken prioritet det er å skape et slik marked i Norge om man skal nå målene i kunnskapsløftet. Appellen er ment til å </text:span><text:span text:style-name="T3">interessere </text:span><text:span text:style-name="T4">de fremtidige lærerne - samt andre med en interesse i dette fremvoksende feltet - i å ’samprodusere’ kvalitet i norsk utdanning og norsk utdanningsteknologi. Altså en god kvalitet i norsk økonomi: Et marked for norske produkter og en arbeidsstyrke med god utdanning og høy kompetanse. </text:span></text:p>
      <text:p text:style-name="P3"><text:span text:style-name="T2">I denne oppgaven skriver jeg om hvordan økonomisk verdi skapes </text:span><text:span text:style-name="T3">med </text:span><text:span text:style-name="T4">utdanningsteknologi, og hvordan utdanningsteknologi </text:span><text:span text:style-name="T3">blir til</text:span><text:span text:style-name="T4"> i relasjon med digitaliseringen av norsk økonomi og samfunn. </text:span><text:span text:style-name="T5">Forskningsspørsmålet </text:span><text:span text:style-name="T6">mitt er</text:span><text:span text:style-name="T4"> ’</text:span><text:span text:style-name="T3">hvordan gjøres åpenhet i skolen?’ </text:span><text:span text:style-name="T4">Hvordan oppstår det en oppfattelse av at visse materielle praksiser har økonomisk verdi, eller er ’økonomisk’. Økonomisk verdi er både knyttet til produkter som blir verdt det, og at institusjoner, organisasjoner eller individer opptrer rasjonelt eller med en moderat tilnærming til utgifter. Balansen mellom disse to </text:span><text:soft-page-break/><text:span text:style-name="T4">aspektene av slike verdisettingspraksiser kan være svært forskjellig. På den ene siden opptrer mange kommuner som moderate i henhold til utgifter knyttet til offentlige middler, mens digitaliseringen har representert en svært stor utgiftspost i skolen som på den annen side viser at forventninger om at disse innkjøpene skal ’være verdt det’ også er sterkt til stede. Det har vært vanskelig å knytte den (forestilte) økonomisk verdien av digitale verktøy til utdanningsteknologi, og ansvaret skoleeier har for å tilby elevene en god utdanning blander deres rolle som innkjøper og produsent av læremateriell. Myndighetene opptrer som om skoleeiere har et ansvar for å tilrettelegge for utviklingen av et utdanningsteknologisk marked, samtidig som skolen i seg selv på mange måter er et ’utdanningsteknologisk marked’ med tanke på produksjonen og gjenproduksjonen av lærematerialet blant lærerne. </text:span></text:p>
      <text:p text:style-name="P2"><text:span text:style-name="T1">Måten skoleeiere (og innkjøpere i administrasjonen) blir holdt til ansvar for målene de setter seg i budsjettet er igjennom læringsresultater. Et press om å utvikle en ’kunnskapsbasert’ tilnærming til slik målstyring resultert fra kontroversene knyttet reformen av skolen i kunnskapssamfunnet. En historie med mislykkede forsøk på å utvikle digitale teknologier ført til en nye ’rasjonalitet’ ovenfor kostnadene av å vedlikeholde og å oppdatere programvare, som plasserer noe av ansvaret utenfor skolen og der ’funksjonaliteten’ til programvaren i større grad tilknyttes utviklingen i (kompleksiteten i) det digitale økosystemet. Etableringen av det kunnskapsbaserte politiske og økonomiske grunnlaget for styring er derfor også et grensearbeid der lærernes rolle som ’funksjonærer’ utfordres. M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7:44:45.520725487</meta:creation-date>
    <dc:date>2018-11-16T17:45:05.959543905</dc:date>
    <meta:editing-duration>PT20S</meta:editing-duration>
    <meta:editing-cycles>1</meta:editing-cycles>
    <meta:document-statistic meta:table-count="0" meta:image-count="0" meta:object-count="0" meta:page-count="2" meta:paragraph-count="5" meta:word-count="700" meta:character-count="4657" meta:non-whitespace-character-count="3959"/>
    <meta:generator>LibreOffice/6.0.6.2$Linux_X86_64 LibreOffice_project/00m0$Build-2</meta:generator>
  </office:meta>
</office:document-meta>
</file>